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Orbitron" svg:font-family="Orbitron, sans-serif"/>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list-style-name="L1">
      <style:paragraph-properties fo:margin-top="0in" fo:margin-bottom="0in"/>
    </style:style>
    <style:style style:name="P3" style:family="paragraph" style:parent-style-name="Text_20_body" style:list-style-name="L1"/>
    <style:style style:name="P4" style:family="paragraph" style:parent-style-name="Text_20_body">
      <style:paragraph-properties fo:text-align="center" style:justify-single-word="false"/>
    </style:style>
    <style:style style:name="P5" style:family="paragraph" style:parent-style-name="Text_20_body">
      <style:paragraph-properties fo:line-height="180%"/>
    </style:style>
    <style:style style:name="P6" style:family="paragraph" style:parent-style-name="Text_20_body" style:master-page-name="HTML">
      <style:paragraph-properties style:page-number="auto"/>
    </style:style>
    <style:style style:name="P7" style:family="paragraph" style:parent-style-name="Text_20_body">
      <style:paragraph-properties fo:line-height="180%" fo:text-align="center" style:justify-single-word="false" fo:padding="0.0193in" fo:border="0.0008in solid #000000"/>
    </style:style>
    <style:style style:name="P8" style:family="paragraph" style:parent-style-name="Text_20_body">
      <style:paragraph-properties fo:text-align="center" style:justify-single-word="false" fo:padding="0.0193in" fo:border="0.0008in solid #000000"/>
    </style:style>
    <style:style style:name="P9" style:family="paragraph" style:parent-style-name="Heading_20_3">
      <style:paragraph-properties fo:line-height="180%"/>
    </style:style>
    <style:style style:name="P10" style:family="paragraph" style:parent-style-name="Heading_20_3">
      <style:paragraph-properties fo:text-align="center" style:justify-single-word="false" fo:padding="0.0193in" fo:border="0.0008in solid #000000"/>
      <style:text-properties style:font-name="Orbitron"/>
    </style:style>
    <style:style style:name="P11" style:family="paragraph">
      <style:paragraph-properties fo:text-align="start"/>
      <style:text-properties style:text-line-through-style="none" style:font-name="Courier New" fo:font-size="10pt" fo:font-style="normal" style:text-underline-style="none"/>
    </style:style>
    <style:style style:name="T1" style:family="text">
      <style:text-properties style:text-line-through-style="none" style:text-underline-style="none" style:text-blinking="false"/>
    </style:style>
    <style:style style:name="T2" style:family="text">
      <style:text-properties fo:font-weight="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index.html" xlink:type="simple">
          <form:text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control-implementation="ooo:com.sun.star.form.component.TextField" xml:id="control2" form:id="control2"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form:form form:apply-filter="true" form:control-implementation="ooo:com.sun.star.form.component.Form" office:target-frame="" xlink:href="../index.html" xlink:type="simple">
          <form:text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control-implementation="ooo:com.sun.star.form.component.TextField" xml:id="control5" form:id="control5"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password form:control-implementation="ooo:com.sun.star.form.component.TextField" xml:id="control6" form:id="control6"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form:form form:apply-filter="true" form:control-implementation="ooo:com.sun.star.form.component.Form" office:target-frame="" xlink:href="../index.html" xlink:type="simple">
          <form:text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index.html" xlink:type="simple">
          <form:text form:control-implementation="ooo:com.sun.star.form.component.TextField" xml:id="control8" form:id="control8"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index.html" xlink:type="simple">
          <form:text form:control-implementation="ooo:com.sun.star.form.component.TextField" xml:id="control9" form:id="control9"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control-implementation="ooo:com.sun.star.form.component.TextField" xml:id="control10" form:id="control10"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password form:control-implementation="ooo:com.sun.star.form.component.TextField" xml:id="control11" form:id="control11"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office:annotation><dc:date>2025-10-15T06:29:54.61</dc:date><text:p>Open Graph Meta Tags</text:p></office:annotation></text:span><text:span text:style-name="T1"><office:annotation><dc:date>2025-10-15T06:29:54.66</dc:date><text:p>HTML: &lt;META NAME="" CONTENT="ASE_TECH10101 - Technical Resource Hub"&gt;</text:p></office:annotation></text:span><text:span text:style-name="T1"><office:annotation><dc:date>2025-10-15T06:29:54.66</dc:date><text:p>HTML: &lt;META NAME="" CONTENT="Access 100,000+ technical guides and resources. Master React, Python, AI tools, and more!"&gt;</text:p></office:annotation></text:span><text:span text:style-name="T1"><office:annotation><dc:date>2025-10-15T06:29:54.66</dc:date><text:p>HTML: &lt;META NAME="" CONTENT="website"&gt;</text:p></office:annotation></text:span><text:span text:style-name="T1"><office:annotation><dc:date>2025-10-15T06:29:54.66</dc:date><text:p>HTML: &lt;META NAME="" CONTENT="https://asetech10101.com"&gt;</text:p></office:annotation></text:span><text:span text:style-name="T1"><office:annotation><dc:date>2025-10-15T06:29:54.66</dc:date><text:p>Twitter Card Meta Tags</text:p></office:annotation></text:span><text:span text:style-name="T1"><office:annotation><dc:date>2025-10-15T06:29:54.69</dc:date><text:p>Favicon</text:p></office:annotation></text:span><text:span text:style-name="T1"><office:annotation><dc:date>2025-10-15T06:29:54.69</dc:date><text:p>Animated Background</text:p></office:annotation></text:span><text:span text:style-name="T1"><office:annotation><dc:date>2025-10-15T06:29:54.69</dc:date><text:p>Navigation</text:p></office:annotation></text:span><text:a xlink:type="simple" xlink:href="../../../../../../../../" text:style-name="Internet_20_link" text:visited-style-name="Visited_20_Internet_20_Link">ASE_TECH10101 </text:a></text:p>
      <text:list xml:id="list1446187012616400798" text:style-name="L1">
        <text:list-item>
          <text:p text:style-name="P2"><text:bookmark text:name="navMenu"/><text:a xlink:type="simple" xlink:href="#about" text:style-name="Internet_20_link" text:visited-style-name="Visited_20_Internet_20_Link">About</text:a> </text:p>
        </text:list-item>
        <text:list-item>
          <text:p text:style-name="P2"><text:a xlink:type="simple" xlink:href="#resources" text:style-name="Internet_20_link" text:visited-style-name="Visited_20_Internet_20_Link">Resources</text:a> </text:p>
        </text:list-item>
        <text:list-item>
          <text:p text:style-name="P2"><text:a xlink:type="simple" xlink:href="#tools" text:style-name="Internet_20_link" text:visited-style-name="Visited_20_Internet_20_Link">Tools</text:a> </text:p>
        </text:list-item>
        <text:list-item>
          <text:p text:style-name="P2"><text:a xlink:type="simple" xlink:href="#faq" text:style-name="Internet_20_link" text:visited-style-name="Visited_20_Internet_20_Link">FAQ</text:a> </text:p>
        </text:list-item>
        <text:list-item>
          <text:p text:style-name="P3"><text:a xlink:type="simple" xlink:href="#contact" text:style-name="Internet_20_link" text:visited-style-name="Visited_20_Internet_20_Link">Contact</text:a> </text:p>
        </text:list-item>
      </text:list>
      <text:p text:style-name="Text_20_body"><office:annotation><dc:date>2025-10-15T06:29:54.74</dc:date><text:p>Dark Mode Toggle will be added by JS</text:p></office:annotation>Search<office:annotation><dc:date>2025-10-15T06:29:54.76</dc:date><text:p>User Menu (shown when logged in)</text:p></office:annotation> </text:p>
      <text:section text:style-name="Sect1" text:name="userMenu">
        <text:p text:style-name="Text_20_body"/>
        <text:section text:style-name="Sect1" text:name="userAvatar">
          <text:p text:style-name="Text_20_body"><text:bookmark text:name="userInitials"/>U </text:p>
        </text:section>
        <text:section text:style-name="Sect1" text:name="userName">
          <text:p text:style-name="Text_20_body">Guest</text:p>
        </text:section>
        <text:section text:style-name="Sect1" text:name="userEmail">
          <text:p text:style-name="Text_20_body">guest@example.com</text:p>
        </text:section>
        <text:p text:style-name="P1">ðŸšª Sign Out </text:p>
      </text:section>
      <text:p text:style-name="P1"><office:annotation><dc:date>2025-10-15T06:29:54.76</dc:date><text:p>Sign In Button (shown when logged out)</text:p></office:annotation>Sign In </text:p>
      <text:section text:style-name="Sect1" text:name="searchModal">
        <text:p text:style-name="Text_20_body"><office:annotation><dc:date>2025-10-15T06:29:54.76</dc:date><text:p>Search Modal</text:p></office:annotation>× </text:p>
        <text:h text:style-name="Heading_20_2" text:outline-level="2">Search Resources</text:h>
        <text:section text:style-name="Sect1" text:name="searchResults">
          <text:p text:style-name="Text_20_body"/>
        </text:section>
      </text:section>
      <text:section text:style-name="Sect1" text:name="authModal">
        <text:p text:style-name="P1"><office:annotation><dc:date>2025-10-15T06:29:54.76</dc:date><text:p>Auth Modal (Login/Signup)</text:p></office:annotation>× </text:p>
        <text:section text:style-name="Sect1" text:name="authContent">
          <text:p text:style-name="P1"><office:annotation><dc:date>2025-10-15T06:29:54.76</dc:date><text:p>Login Form</text:p></office:annotation></text:p>
          <text:section text:style-name="Sect1" text:name="loginForm">
            <text:h text:style-name="Heading_20_2" text:outline-level="2">Sign In to Access Resources</text:h>
            <text:p text:style-name="P4">Access unlimited learning resources and track your progress </text:p>
            <text:p text:style-name="P1">Email Address <text:bookmark text:name="loginEmail"/><draw:control text:anchor-type="as-char" draw:z-index="0" draw:style-name="gr1" draw:text-style-name="P11" svg:width="1.7362in" svg:height="0.274in" draw:control="control1"/> </text:p>
            <text:p text:style-name="P1">Password <text:bookmark text:name="loginPassword"/><draw:control text:anchor-type="as-char" draw:z-index="1" draw:style-name="gr1" draw:text-style-name="P11" svg:width="1.7362in" svg:height="0.274in" draw:control="control2"/> </text:p>
            <text:p text:style-name="P1"><text:bookmark text:name="showForgotPassword"/><text:a xlink:type="simple" xlink:href="#" text:style-name="Internet_20_link" text:visited-style-name="Visited_20_Internet_20_Link">Forgot password?</text:a> </text:p>
            <text:p text:style-name="Text_20_body">Sign In </text:p>
            <text:p text:style-name="Text_20_body">Don't have an account? <text:bookmark text:name="showSignup"/><text:a xlink:type="simple" xlink:href="#" text:style-name="Internet_20_link" text:visited-style-name="Visited_20_Internet_20_Link">Sign up here</text:a> </text:p>
          </text:section>
          <text:section text:style-name="Sect1" text:name="signupForm">
            <text:h text:style-name="Heading_20_2" text:outline-level="2"><office:annotation><dc:date>2025-10-15T06:29:56.98</dc:date><text:p>Signup Form</text:p></office:annotation>Create Your Account</text:h>
            <text:p text:style-name="P4">Join thousands of developers learning new skills </text:p>
            <text:p text:style-name="P1">Full Name <text:bookmark text:name="signupName"/><draw:control text:anchor-type="as-char" draw:z-index="2" draw:style-name="gr1" draw:text-style-name="P11" svg:width="1.7362in" svg:height="0.274in" draw:control="control3"/> </text:p>
            <text:p text:style-name="P1">Email Address <text:bookmark text:name="signupEmail"/><draw:control text:anchor-type="as-char" draw:z-index="3" draw:style-name="gr1" draw:text-style-name="P11" svg:width="1.7362in" svg:height="0.274in" draw:control="control4"/> </text:p>
            <text:p text:style-name="P1"><text:soft-page-break/>Password <text:bookmark text:name="signupPassword"/><draw:control text:anchor-type="as-char" draw:z-index="4" draw:style-name="gr1" draw:text-style-name="P11" svg:width="1.7362in" svg:height="0.274in" draw:control="control5"/> </text:p>
            <text:p text:style-name="P1">Confirm Password <text:bookmark text:name="signupConfirmPassword"/><draw:control text:anchor-type="as-char" draw:z-index="5" draw:style-name="gr1" draw:text-style-name="P11" svg:width="1.7362in" svg:height="0.274in" draw:control="control6"/> </text:p>
            <text:p text:style-name="P1">ðŸ“§ A verification code will be sent to your email </text:p>
            <text:p text:style-name="Text_20_body">Create Account </text:p>
            <text:p text:style-name="Text_20_body">Already have an account? <text:bookmark text:name="showLogin"/><text:a xlink:type="simple" xlink:href="#" text:style-name="Internet_20_link" text:visited-style-name="Visited_20_Internet_20_Link">Sign in here</text:a> </text:p>
          </text:section>
          <text:section text:style-name="Sect1" text:name="forgotPasswordForm">
            <text:h text:style-name="Heading_20_2" text:outline-level="2"><office:annotation><dc:date>2025-10-15T06:29:57.01</dc:date><text:p>Forgot Password Form</text:p></office:annotation>Reset Your Password</text:h>
            <text:p text:style-name="P4">Enter your email to receive a password reset code </text:p>
            <text:p text:style-name="P1">Email Address <text:bookmark text:name="forgotEmail"/><draw:control text:anchor-type="as-char" draw:z-index="6" draw:style-name="gr1" draw:text-style-name="P11" svg:width="1.7362in" svg:height="0.274in" draw:control="control7"/> </text:p>
            <text:p text:style-name="Text_20_body">Send Reset Code </text:p>
            <text:p text:style-name="Text_20_body">Remember your password? <text:bookmark text:name="backToLogin"/><text:a xlink:type="simple" xlink:href="#" text:style-name="Internet_20_link" text:visited-style-name="Visited_20_Internet_20_Link">Sign in here</text:a> </text:p>
          </text:section>
          <text:section text:style-name="Sect1" text:name="verificationForm">
            <text:h text:style-name="Heading_20_2" text:outline-level="2"><office:annotation><dc:date>2025-10-15T06:29:57.02</dc:date><text:p>Email Verification Form</text:p></office:annotation>Verify Your Email</text:h>
            <text:p text:style-name="P4">Enter the 6-digit code sent to <text:bookmark text:name="verificationEmail"/></text:p>
            <text:p text:style-name="P1">Verification Code <text:bookmark text:name="verificationCode"/><draw:control text:anchor-type="as-char" draw:z-index="7" draw:style-name="gr1" draw:text-style-name="P11" svg:width="1.7362in" svg:height="0.274in" draw:control="control8"/> </text:p>
            <text:p text:style-name="Text_20_body">Verify Email </text:p>
            <text:p text:style-name="Text_20_body">Didn't receive code? <text:bookmark text:name="resendCode"/><text:a xlink:type="simple" xlink:href="#" text:style-name="Internet_20_link" text:visited-style-name="Visited_20_Internet_20_Link">Resend code</text:a> </text:p>
          </text:section>
          <text:section text:style-name="Sect1" text:name="resetPasswordForm">
            <text:h text:style-name="Heading_20_2" text:outline-level="2"><office:annotation><dc:date>2025-10-15T06:29:57.02</dc:date><text:p>Reset Password Form</text:p></office:annotation>Enter Reset Code</text:h>
            <text:p text:style-name="P4">Enter the code sent to your email and create a new password </text:p>
            <text:p text:style-name="P1">Reset Code <text:bookmark text:name="resetCode"/><draw:control text:anchor-type="as-char" draw:z-index="8" draw:style-name="gr1" draw:text-style-name="P11" svg:width="1.7362in" svg:height="0.274in" draw:control="control9"/> </text:p>
            <text:p text:style-name="P1">New Password <text:bookmark text:name="newPassword"/><draw:control text:anchor-type="as-char" draw:z-index="9" draw:style-name="gr1" draw:text-style-name="P11" svg:width="1.7362in" svg:height="0.274in" draw:control="control10"/> </text:p>
            <text:p text:style-name="P1">Confirm New Password <text:bookmark text:name="confirmNewPassword"/><draw:control text:anchor-type="as-char" draw:z-index="10" draw:style-name="gr1" draw:text-style-name="P11" svg:width="1.7362in" svg:height="0.274in" draw:control="control11"/> </text:p>
            <text:p text:style-name="Text_20_body">Reset Password </text:p>
            <text:p text:style-name="Text_20_body"><text:bookmark text:name="backToLoginFromReset"/><text:a xlink:type="simple" xlink:href="#" text:style-name="Internet_20_link" text:visited-style-name="Visited_20_Internet_20_Link">Back to sign in</text:a> </text:p>
          </text:section>
        </text:section>
      </text:section>
      <text:section text:style-name="Sect1" text:name="platformModal">
        <text:p text:style-name="P1"><office:annotation><dc:date>2025-10-15T06:29:57.03</dc:date><text:p>Platform Detail Modal</text:p></office:annotation>× </text:p>
        <text:section text:style-name="Sect1" text:name="platformDetails">
          <text:p text:style-name="P1"/>
        </text:section>
      </text:section>
      <text:p text:style-name="Heading_20_1"><text:soft-page-break/><office:annotation><dc:date>2025-10-15T06:29:57.03</dc:date><text:p>Hero Section</text:p></office:annotation>The Smartest Way to Access <text:line-break/>Technical Resources </text:p>
      <text:p text:style-name="Text_20_body">With over 100,000+ technical guides and resources indexed since 2010, you can confidently access the information you need </text:p>
      <text:p text:style-name="Text_20_body">Prepare for your projects with comprehensive how-to guides that are specific to your technical needs </text:p>
      <text:h text:style-name="Heading_20_3" text:outline-level="3"><office:annotation><dc:date>2025-10-15T06:29:57.03</dc:date><text:p>Selection Panel</text:p></office:annotation>Find Your Resource</text:h>
      <text:p text:style-name="P1">Select Category Web Development Mobile Development DevOps Database Security AI Tools Programming Language Backend Select Technology JavaScript Python React Node.js Docker MongoDB Select Level Beginner Intermediate Advanced Expert Access Resources </text:p>
      <text:p text:style-name="P1"><office:annotation><dc:date>2025-10-15T06:29:57.04</dc:date><text:p>Stats Cards</text:p></office:annotation>ðŸ“š</text:p>
      <text:p text:style-name="P1">100K+</text:p>
      <text:p text:style-name="P1">Technical Guides</text:p>
      <text:p text:style-name="P1">ðŸš€</text:p>
      <text:p text:style-name="P1">50K+</text:p>
      <text:p text:style-name="P1">Active Users</text:p>
      <text:p text:style-name="P1">âš¡</text:p>
      <text:p text:style-name="P1">24/7</text:p>
      <text:p text:style-name="Text_20_body">Availability</text:p>
      <text:h text:style-name="Heading_20_2" text:outline-level="2"><office:annotation><dc:date>2025-10-15T06:29:57.04</dc:date><text:p>About Section</text:p></office:annotation>About ASE_TECH10101 </text:h>
      <text:p text:style-name="Text_20_body">Your comprehensive technical resource hub since 2010 </text:p>
      <text:p text:style-name="P7">ASE_TECH10101 is a cutting-edge platform that provides developers, engineers, and tech enthusiasts with organized access to over <text:span text:style-name="T2">100,000+ technical resources</text:span>. </text:p>
      <text:p text:style-name="P7">We've curated learning paths across multiple platforms, from web development frameworks like React and Vue.js to AI tools like Claude AI and TensorFlow. Each resource is categorized by difficulty level and includes estimated completion times to help you plan your learning journey. </text:p>
      <text:p text:style-name="P8">ðŸŽ¯</text:p>
      <text:h text:style-name="P10" text:outline-level="3">Mission</text:h>
      <text:p text:style-name="P8">Democratize access to quality technical education </text:p>
      <text:p text:style-name="P8">ðŸ’¡</text:p>
      <text:h text:style-name="P10" text:outline-level="3"><text:soft-page-break/>Vision</text:h>
      <text:p text:style-name="P8">Empower every developer with structured learning paths </text:p>
      <text:p text:style-name="P8">âš¡</text:p>
      <text:h text:style-name="P10" text:outline-level="3">Values</text:h>
      <text:p text:style-name="P8">Quality, accessibility, and continuous improvement </text:p>
      <text:h text:style-name="Heading_20_2" text:outline-level="2"><office:annotation><dc:date>2025-10-15T06:29:57.04</dc:date><text:p>Browse Section</text:p></office:annotation>Browse Technical Resources by Platform </text:h>
      <text:p text:style-name="Text_20_body">Tap a platform that matches your needs and explore comprehensive guides </text:p>
      <text:section text:style-name="Sect1" text:name="platformGrid">
        <text:p text:style-name="Text_20_body"><office:annotation><dc:date>2025-10-15T06:29:57.04</dc:date><text:p>Platform Grid</text:p></office:annotation><office:annotation><dc:date>2025-10-15T06:29:57.04</dc:date><text:p>Platforms will be dynamically loaded</text:p></office:annotation></text:p>
      </text:section>
      <text:h text:style-name="Heading_20_2" text:outline-level="2"><office:annotation><dc:date>2025-10-15T06:29:57.04</dc:date><text:p>Tutorials Section will be inserted here by JS</text:p></office:annotation><office:annotation><dc:date>2025-10-15T06:29:57.04</dc:date><text:p>Tools Section</text:p></office:annotation>Developer Tools &amp; Resources </text:h>
      <text:p text:style-name="Text_20_body">Essential tools to boost your productivity and streamline your workflow </text:p>
      <text:h text:style-name="Heading_20_2" text:outline-level="2"><office:annotation><dc:date>2025-10-15T06:29:57.04</dc:date><text:p>Tools will be dynamically loaded</text:p></office:annotation><office:annotation><dc:date>2025-10-15T06:29:57.04</dc:date><text:p>Testimonials Section</text:p></office:annotation>What Our Users Say </text:h>
      <text:p text:style-name="Text_20_body">"</text:p>
      <text:p text:style-name="Text_20_body">The comprehensive guides helped me complete my project in record time. ASE_TECH10101 is an invaluable resource! </text:p>
      <text:p text:style-name="P1">â€” Alex Chen</text:p>
      <text:p text:style-name="Text_20_body">"</text:p>
      <text:p text:style-name="Text_20_body">Best technical resource index I've ever used. The organization and search functionality are top-notch! </text:p>
      <text:p text:style-name="P1">â€” Sarah Martinez</text:p>
      <text:p text:style-name="Text_20_body">"</text:p>
      <text:p text:style-name="Text_20_body">Saved me countless hours of searching. Everything I need is right here, perfectly organized and easy to access. </text:p>
      <text:p text:style-name="P1">â€” James Wilson</text:p>
      <text:p text:style-name="Text_20_body">"</text:p>
      <text:p text:style-name="Text_20_body">As a full-stack developer, having all these resources in one place is a game-changer. The learning paths are incredibly helpful! </text:p>
      <text:p text:style-name="P1">â€” Kim Park</text:p>
      <text:p text:style-name="Text_20_body"><office:annotation><dc:date>2025-10-15T06:29:57.05</dc:date><text:p>FAQ Section will be inserted here by JS</text:p></office:annotation><office:annotation><dc:date>2025-10-15T06:29:57.05</dc:date><text:p>Footer</text:p></office:annotation><office:annotation><dc:date>2025-10-15T06:29:57.05</dc:date><text:p>Newsletter will be inserted here by JS</text:p></office:annotation>ASE_TECH10101</text:p>
      <text:p text:style-name="Text_20_body"><text:soft-page-break/>Advanced Technical Resource Index</text:p>
      <text:p text:style-name="Text_20_body"><text:a xlink:type="simple" xlink:href="#terms" text:style-name="Internet_20_link" text:visited-style-name="Visited_20_Internet_20_Link">Terms of Service</text:a> <text:a xlink:type="simple" xlink:href="#privacy" text:style-name="Internet_20_link" text:visited-style-name="Visited_20_Internet_20_Link">Privacy Policy</text:a> </text:p>
      <text:p text:style-name="Text_20_body"><office:annotation><dc:date>2025-10-15T06:29:57.05</dc:date><text:p>Social Links will be inserted here by JS</text:p></office:annotation>Â© 2025 ASE_TECH10101. All Rights Reserved. Technical Excellence in Every Index.</text:p>
      <text:section text:style-name="Sect1" text:name="termsModal">
        <text:p text:style-name="Text_20_body"><office:annotation><dc:date>2025-10-15T06:29:57.05</dc:date><text:p>Terms of Service Modal</text:p></office:annotation>× </text:p>
        <text:h text:style-name="Heading_20_2" text:outline-level="2">Terms of Service</text:h>
        <text:p text:style-name="P5">Last updated: January 2025</text:p>
        <text:h text:style-name="P9" text:outline-level="3">1. Acceptance of Terms</text:h>
        <text:p text:style-name="P5">By accessing ASE_TECH10101, you agree to be bound by these Terms of Service and all applicable laws and regulations.</text:p>
        <text:h text:style-name="P9" text:outline-level="3">2. Use License</text:h>
        <text:p text:style-name="P5">Permission is granted to temporarily access the materials on ASE_TECH10101 for personal, non-commercial use only. This is the grant of a license, not a transfer of title.</text:p>
        <text:h text:style-name="P9" text:outline-level="3">3. Educational Purpose</text:h>
        <text:p text:style-name="P5">All resources provided are for educational purposes. We do not guarantee the accuracy or completeness of any information on this platform.</text:p>
        <text:h text:style-name="P9" text:outline-level="3">4. User Content</text:h>
        <text:p text:style-name="P5">Your learning progress is stored locally in your browser. We do not collect or store personal data on our servers.</text:p>
        <text:h text:style-name="P9" text:outline-level="3"><text:soft-page-break/>5. Modifications</text:h>
        <text:p text:style-name="P5">ASE_TECH10101 reserves the right to modify these terms at any time. Continued use of the platform constitutes acceptance of modified terms.</text:p>
      </text:section>
      <text:section text:style-name="Sect1" text:name="privacyModal">
        <text:p text:style-name="Text_20_body"><office:annotation><dc:date>2025-10-15T06:29:57.05</dc:date><text:p>Privacy Policy Modal</text:p></office:annotation>× </text:p>
        <text:h text:style-name="Heading_20_2" text:outline-level="2">Privacy Policy</text:h>
        <text:p text:style-name="P5">Last updated: January 2025</text:p>
        <text:h text:style-name="P9" text:outline-level="3">1. Information We Collect</text:h>
        <text:p text:style-name="P5">ASE_TECH10101 uses localStorage to save your learning progress locally on your device. We do not collect, transmit, or store any personal information on our servers.</text:p>
        <text:h text:style-name="P9" text:outline-level="3">2. Local Storage</text:h>
        <text:p text:style-name="P5">Your progress data (completed resources) is stored in your browser's localStorage. This data never leaves your device and can be cleared at any time through your browser settings.</text:p>
        <text:h text:style-name="P9" text:outline-level="3">3. Analytics</text:h>
        <text:p text:style-name="P5">We do not use analytics, tracking cookies, or any third-party services that collect user data.</text:p>
        <text:h text:style-name="P9" text:outline-level="3">4. Third-Party Links</text:h>
        <text:p text:style-name="P5">Our platform may contain links to external websites. We are not responsible for the privacy practices of these third-party sites.</text:p>
        <text:h text:style-name="P9" text:outline-level="3"><text:soft-page-break/>5. Data Security</text:h>
        <text:p text:style-name="P5">Since all data is stored locally on your device, you maintain full control over your information. We recommend using secure devices and browsers.</text:p>
        <text:h text:style-name="P9" text:outline-level="3">6. Contact</text:h>
        <text:p text:style-name="P5">For privacy concerns or questions, please contact us through our social media channels.</text:p>
      </text:section>
      <text:section text:style-name="Sect1" text:name="keyboardHint">
        <text:p text:style-name="Text_20_body"><office:annotation><dc:date>2025-10-15T06:29:57.06</dc:date><text:p>Keyboard Shortcut Hint</text:p></office:annotation>Press <text:span text:style-name="User_20_Entry">/</text:span> to search â€¢ <text:span text:style-name="User_20_Entry">ESC</text:span> to close </text:p>
      </text:section>
      <text:p text:style-name="Text_20_body"><text:script xlink:href="../../../../../../../../src/m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Orbitron" svg:font-family="Orbitron, sans-serif"/>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escription>ASE_TECH10101 - The smartest way to access technical resources. Learn programming, web development, AI tools, and more with our comprehensive learning hub.</dc:description>
    <meta:keyword>programming</meta:keyword>
    <meta:keyword>web development</meta:keyword>
    <meta:keyword>learning platform</meta:keyword>
    <meta:keyword>free courses</meta:keyword>
    <meta:keyword>tutorials</meta:keyword>
    <meta:keyword>technical resources</meta:keyword>
    <meta:keyword>coding</meta:keyword>
    <meta:keyword>AI tools</meta:keyword>
    <meta:initial-creator>ASE_TECH10101</meta:initial-creator>
    <dc:title>ASE_TECH10101 - Technical Resource Hub | Learn Programming &amp; Tech Skills</dc:title>
    <meta:document-statistic meta:table-count="0" meta:image-count="0" meta:object-count="0" meta:page-count="7" meta:paragraph-count="129" meta:word-count="800" meta:character-count="4975"/>
    <meta:generator>OpenOffice/4.1.15$Win32 OpenOffice.org_project/4115m2$Build-9813</meta:generator>
    <meta:user-defined meta:name=""/>
    <meta:user-defined meta:name="twitter:card">summary_large_image</meta:user-defined>
    <meta:user-defined meta:name="twitter:description">Access 100,000+ technical guides and resources</meta:user-defined>
    <meta:user-defined meta:name="twitter:title">ASE_TECH10101 - Technical Resource Hub</meta:user-defined>
    <meta:user-defined meta:name="viewport" meta:value-type="string">width=device-width, initial-scale=1.0</meta:user-defined>
  </office:meta>
</office:document-meta>
</file>